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80000006626D6FDEEFEDE6A32.png" manifest:media-type="image/png"/>
  <manifest:file-entry manifest:full-path="Pictures/100000000000014A000000999545EF0C856A1DAB.jpg" manifest:media-type="image/jpeg"/>
  <manifest:file-entry manifest:full-path="Pictures/100000000000012900000048D51CFB59D52182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3.785cm" fo:margin-left="0.018cm" fo:margin-top="0cm" fo:margin-bottom="0cm" fo:break-before="auto" fo:break-after="auto" table:align="left" style:writing-mode="page"/>
    </style:style>
    <style:style style:name="Tabla2.A" style:family="table-column">
      <style:table-column-properties style:column-width="0.635cm"/>
    </style:style>
    <style:style style:name="Tabla2.B" style:family="table-column">
      <style:table-column-properties style:column-width="0.633cm"/>
    </style:style>
    <style:style style:name="Tabla2.C" style:family="table-column">
      <style:table-column-properties style:column-width="0.637cm"/>
    </style:style>
    <style:style style:name="Tabla2.I" style:family="table-column">
      <style:table-column-properties style:column-width="8.707cm"/>
    </style:style>
    <style:style style:name="Tabla2.1" style:family="table-row">
      <style:table-row-properties style:min-row-height="0.52cm"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5.122cm" fo:margin-left="0.079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0.639cm"/>
    </style:style>
    <style:style style:name="Tabla3.B" style:family="table-column">
      <style:table-column-properties style:column-width="0.642cm"/>
    </style:style>
    <style:style style:name="Tabla3.C" style:family="table-column">
      <style:table-column-properties style:column-width="0.64cm"/>
    </style:style>
    <style:style style:name="Tabla3.F" style:family="table-column">
      <style:table-column-properties style:column-width="0.644cm"/>
    </style:style>
    <style:style style:name="Tabla3.1" style:family="table-row">
      <style:table-row-properties style:min-row-height="0.52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4.662cm" fo:margin-left="3.724cm" fo:margin-top="0cm" fo:margin-bottom="0cm" fo:break-before="auto" fo:break-after="auto" table:align="left" style:writing-mode="page"/>
    </style:style>
    <style:style style:name="Tabla4.A" style:family="table-column">
      <style:table-column-properties style:column-width="0.582cm"/>
    </style:style>
    <style:style style:name="Tabla4.C" style:family="table-column">
      <style:table-column-properties style:column-width="0.586cm"/>
    </style:style>
    <style:style style:name="Tabla4.D" style:family="table-column">
      <style:table-column-properties style:column-width="0.58cm"/>
    </style:style>
    <style:style style:name="Tabla4.H" style:family="table-column">
      <style:table-column-properties style:column-width="0.584cm"/>
    </style:style>
    <style:style style:name="Tabla4.1" style:family="table-row">
      <style:table-row-properties style:min-row-height="0.774cm" fo:keep-together="auto"/>
    </style:style>
    <style:style style:name="Tab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2" style:family="table-row">
      <style:table-row-properties style:min-row-height="0.778cm" fo:keep-together="auto"/>
    </style:style>
    <style:style style:name="Tabla4.6" style:family="table-row">
      <style:table-row-properties style:min-row-height="0.78cm" fo:keep-together="auto"/>
    </style:style>
    <style:style style:name="Tabla5" style:family="table">
      <style:table-properties style:width="4.662cm" fo:margin-left="3.724cm" fo:margin-top="0cm" fo:margin-bottom="0cm" fo:break-before="auto" fo:break-after="auto" table:align="left" style:writing-mode="page"/>
    </style:style>
    <style:style style:name="Tabla5.A" style:family="table-column">
      <style:table-column-properties style:column-width="0.582cm"/>
    </style:style>
    <style:style style:name="Tabla5.C" style:family="table-column">
      <style:table-column-properties style:column-width="0.586cm"/>
    </style:style>
    <style:style style:name="Tabla5.D" style:family="table-column">
      <style:table-column-properties style:column-width="0.58cm"/>
    </style:style>
    <style:style style:name="Tabla5.H" style:family="table-column">
      <style:table-column-properties style:column-width="0.584cm"/>
    </style:style>
    <style:style style:name="Tabla5.1" style:family="table-row">
      <style:table-row-properties style:min-row-height="0.778cm" fo:keep-together="auto"/>
    </style:style>
    <style:style style:name="Tab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.2" style:family="table-row">
      <style:table-row-properties style:min-row-height="0.774cm" fo:keep-together="auto"/>
    </style:style>
    <style:style style:name="Tabla6" style:family="table">
      <style:table-properties style:width="4.662cm" fo:margin-left="3.724cm" fo:margin-top="0cm" fo:margin-bottom="0cm" fo:break-before="auto" fo:break-after="auto" table:align="left" style:writing-mode="page"/>
    </style:style>
    <style:style style:name="Tabla6.A" style:family="table-column">
      <style:table-column-properties style:column-width="0.582cm"/>
    </style:style>
    <style:style style:name="Tabla6.C" style:family="table-column">
      <style:table-column-properties style:column-width="0.586cm"/>
    </style:style>
    <style:style style:name="Tabla6.D" style:family="table-column">
      <style:table-column-properties style:column-width="0.58cm"/>
    </style:style>
    <style:style style:name="Tabla6.H" style:family="table-column">
      <style:table-column-properties style:column-width="0.584cm"/>
    </style:style>
    <style:style style:name="Tabla6.1" style:family="table-row">
      <style:table-row-properties style:min-row-height="0.78cm" fo:keep-together="auto"/>
    </style:style>
    <style:style style:name="Tabla6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6.2" style:family="table-row">
      <style:table-row-properties style:min-row-height="0.774cm" fo:keep-together="auto"/>
    </style:style>
    <style:style style:name="Tabla6.4" style:family="table-row">
      <style:table-row-properties style:min-row-height="0.778cm" fo:keep-together="auto"/>
    </style:style>
    <style:style style:name="P1" style:family="paragraph" style:parent-style-name="Normal0">
      <style:paragraph-properties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Normal0">
      <style:paragraph-properties fo:margin-left="0.06cm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0">
      <style:paragraph-properties fo:line-height="115%"/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P4" style:family="paragraph" style:parent-style-name="Normal0">
      <style:paragraph-properties fo:margin-left="0.06cm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5" style:family="paragraph" style:parent-style-name="Normal0">
      <style:paragraph-properties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Times New Roman" style:font-name-asian="Times New Roman1" style:font-name-complex="Times New Roman1"/>
    </style:style>
    <style:style style:name="P6" style:family="paragraph" style:parent-style-name="Normal0">
      <style:paragraph-properties fo:text-align="end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Times New Roman" style:font-name-asian="Times New Roman1" style:font-name-complex="Times New Roman1"/>
    </style:style>
    <style:style style:name="P7" style:family="paragraph" style:parent-style-name="Normal0">
      <style:paragraph-properties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Normal0">
      <style:paragraph-properties fo:margin-left="0.06cm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Normal0">
      <style:paragraph-properties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fo:font-weight="bold" officeooo:paragraph-rsid="000e9001" fo:background-color="transparent" style:font-name-asian="Calibri2" style:font-size-asian="12pt" style:font-style-asian="normal" style:font-weight-asian="bold" style:font-name-complex="Calibri2" style:font-size-complex="12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officeooo:paragraph-rsid="000e9001" fo:background-color="transparent" style:font-name-asian="Calibri2" style:font-size-asian="12pt" style:font-style-asian="normal" style:font-name-complex="Calibri2" style:font-size-complex="12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1" fo:font-size="12pt" fo:font-style="normal" style:text-underline-style="none" officeooo:paragraph-rsid="000e9001" fo:background-color="transparent" style:font-name-asian="Calibri2" style:font-size-asian="12pt" style:font-style-asian="normal" style:font-name-complex="Calibri2" style:font-size-complex="12pt"/>
    </style:style>
    <style:style style:name="P13" style:family="paragraph" style:parent-style-name="normal">
      <loext:graphic-properties draw:fill="none" draw:fill-color="#ffffff"/>
      <style:paragraph-properties fo:margin-left="0.208cm" fo:margin-right="-0.011cm" fo:margin-top="0.194cm" fo:margin-bottom="0cm" style:contextual-spacing="false" fo:line-height="144%" fo:text-align="start" style:justify-single-word="false" fo:keep-together="auto" fo:orphans="0" fo:widows="0" fo:text-indent="0.016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4" style:family="paragraph" style:parent-style-name="normal">
      <loext:graphic-properties draw:fill="none" draw:fill-color="#ffffff"/>
      <style:paragraph-properties fo:margin-left="0.845cm" fo:margin-right="1.042cm" fo:margin-top="0.399cm" fo:margin-bottom="0cm" style:contextual-spacing="false" fo:line-height="144%" fo:text-align="start" style:justify-single-word="false" fo:keep-together="auto" fo:orphans="0" fo:widows="0" fo:text-indent="-0.61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5" style:family="paragraph" style:parent-style-name="normal">
      <loext:graphic-properties draw:fill="none" draw:fill-color="#ffffff"/>
      <style:paragraph-properties fo:margin-left="1.27cm" fo:margin-right="0cm" fo:margin-top="0.19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6" style:family="paragraph" style:parent-style-name="normal">
      <loext:graphic-properties draw:fill="none" draw:fill-color="#ffffff"/>
      <style:paragraph-properties fo:margin-left="0.21cm" fo:margin-right="0.005cm" fo:margin-top="0cm" fo:margin-bottom="0cm" style:contextual-spacing="false" fo:line-height="100%" fo:text-align="start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7" style:family="paragraph" style:parent-style-name="normal" style:list-style-name="WWNum2">
      <loext:graphic-properties draw:fill="none" draw:fill-color="#ffffff"/>
      <style:paragraph-properties fo:margin-left="1.27cm" fo:margin-right="1.042cm" fo:margin-top="0.399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8" style:family="paragraph" style:parent-style-name="normal" style:list-style-name="WWNum2">
      <loext:graphic-properties draw:fill="none" draw:fill-color="#ffffff"/>
      <style:paragraph-properties fo:margin-left="1.27cm" fo:margin-right="1.042cm" fo:margin-top="0cm" fo:margin-bottom="0cm" style:contextual-spacing="false" fo:line-height="100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19" style:family="paragraph" style:parent-style-name="normal">
      <loext:graphic-properties draw:fill="none" draw:fill-color="#ffffff"/>
      <style:paragraph-properties fo:margin-left="0.21cm" fo:margin-right="0.005cm" fo:margin-top="0cm" fo:margin-bottom="0cm" style:contextual-spacing="false" fo:line-height="150%" fo:text-align="start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22" style:family="paragraph" style:parent-style-name="normal">
      <style:paragraph-properties fo:orphans="0" fo:widows="0"/>
      <style:text-properties style:font-name="Calibri1" fo:font-size="12pt" officeooo:paragraph-rsid="000e9001" style:font-name-asian="Calibri2" style:font-size-asian="12pt" style:font-name-complex="Calibri2" style:font-size-complex="12pt"/>
    </style:style>
    <style:style style:name="P23" style:family="paragraph" style:parent-style-name="normal" style:master-page-name="Standard">
      <loext:graphic-properties draw:fill="none" draw:fill-color="#ffffff"/>
      <style:paragraph-properties fo:margin-left="0.231cm" fo:margin-right="0cm" fo:margin-top="0.785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.231cm" fo:margin-right="0cm" fo:margin-top="0.65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5" style:family="paragraph" style:parent-style-name="normal">
      <loext:graphic-properties draw:fill="none" draw:fill-color="#ffffff"/>
      <style:paragraph-properties fo:margin-left="0.205cm" fo:margin-right="0cm" fo:margin-top="0.04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6" style:family="paragraph" style:parent-style-name="normal">
      <loext:graphic-properties draw:fill="none" draw:fill-color="#ffffff"/>
      <style:paragraph-properties fo:margin-left="5.38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7" style:family="paragraph" style:parent-style-name="normal">
      <loext:graphic-properties draw:fill="none" draw:fill-color="#ffffff"/>
      <style:paragraph-properties fo:margin-left="0.31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8" style:family="paragraph" style:parent-style-name="normal">
      <loext:graphic-properties draw:fill="none" draw:fill-color="#ffffff"/>
      <style:paragraph-properties fo:margin-left="0.228cm" fo:margin-right="0cm" fo:margin-top="0.80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29" style:family="paragraph" style:parent-style-name="normal">
      <loext:graphic-properties draw:fill="none" draw:fill-color="#ffffff"/>
      <style:paragraph-properties fo:margin-left="0.85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0" style:family="paragraph" style:parent-style-name="normal">
      <loext:graphic-properties draw:fill="none" draw:fill-color="#ffffff"/>
      <style:paragraph-properties fo:margin-left="0.84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1" style:family="paragraph" style:parent-style-name="normal">
      <loext:graphic-properties draw:fill="none" draw:fill-color="#ffffff"/>
      <style:paragraph-properties fo:margin-left="0.16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2" style:family="paragraph" style:parent-style-name="normal">
      <loext:graphic-properties draw:fill="none" draw:fill-color="#ffffff"/>
      <style:paragraph-properties fo:margin-left="0.208cm" fo:margin-right="-0.011cm" fo:margin-top="0.194cm" fo:margin-bottom="0cm" style:contextual-spacing="false" fo:line-height="100%" fo:text-align="start" style:justify-single-word="false" fo:keep-together="auto" fo:orphans="0" fo:widows="0" fo:text-indent="0.016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3" style:family="paragraph" style:parent-style-name="normal">
      <loext:graphic-properties draw:fill="none" draw:fill-color="#ffffff"/>
      <style:paragraph-properties fo:margin-left="0.21cm" fo:margin-right="0.005cm" fo:margin-top="0cm" fo:margin-bottom="0cm" style:contextual-spacing="false" fo:line-height="100%" fo:text-align="start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4" style:family="paragraph" style:parent-style-name="normal">
      <loext:graphic-properties draw:fill="none" draw:fill-color="#ffffff"/>
      <style:paragraph-properties fo:margin-left="0.847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Calibri1" fo:font-size="12pt" officeooo:paragraph-rsid="000e9001" style:font-size-asian="12pt" style:font-size-complex="12pt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6" style:family="paragraph" style:parent-style-name="normal" style:list-style-name="WWNum2">
      <style:paragraph-properties fo:margin-left="1.27cm" fo:margin-right="1.042cm" fo:margin-top="0cm" fo:margin-bottom="0cm" style:contextual-spacing="false" fo:line-height="100%" fo:orphans="0" fo:widows="0" fo:text-indent="-0.635cm" style:auto-text-indent="false"/>
      <style:text-properties style:font-name="Calibri1" fo:font-size="12pt" officeooo:paragraph-rsid="000e9001" style:font-size-asian="12pt" style:font-size-complex="12pt"/>
    </style:style>
    <style:style style:name="P37" style:family="paragraph" style:parent-style-name="normal">
      <loext:graphic-properties draw:fill="none" draw:fill-color="#ffffff"/>
      <style:paragraph-properties fo:margin-left="0.21cm" fo:margin-right="0.005cm" fo:margin-top="0.728cm" fo:margin-bottom="0cm" style:contextual-spacing="false" fo:line-height="144%" fo:text-align="start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8" style:family="paragraph" style:parent-style-name="normal">
      <loext:graphic-properties draw:fill="none" draw:fill-color="#ffffff"/>
      <style:paragraph-properties fo:margin-left="0.21cm" fo:margin-right="0.005cm" fo:margin-top="0.649cm" fo:margin-bottom="0cm" style:contextual-spacing="false" fo:line-height="144%" fo:text-align="start" style:justify-single-word="false" fo:keep-together="auto" fo:orphans="0" fo:widows="0" fo:text-indent="0.002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39" style:family="paragraph" style:parent-style-name="normal">
      <loext:graphic-properties draw:fill="none" draw:fill-color="#ffffff"/>
      <style:paragraph-properties fo:margin-left="0.845cm" fo:margin-right="1.042cm" fo:margin-top="0.399cm" fo:margin-bottom="0cm" style:contextual-spacing="false" fo:line-height="144%" fo:text-align="start" style:justify-single-word="false" fo:keep-together="auto" fo:orphans="0" fo:widows="0" fo:text-indent="-0.61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40" style:family="paragraph" style:parent-style-name="normal">
      <loext:graphic-properties draw:fill="none" draw:fill-color="#ffffff"/>
      <style:paragraph-properties fo:margin-left="0.845cm" fo:margin-right="0.691cm" fo:margin-top="0.252cm" fo:margin-bottom="0cm" style:contextual-spacing="false" fo:line-height="144%" fo:text-align="start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fe332" style:font-size-asian="12pt" style:font-size-complex="12pt"/>
    </style:style>
    <style:style style:name="P41" style:family="paragraph" style:parent-style-name="normal">
      <loext:graphic-properties draw:fill="none" draw:fill-color="#ffffff"/>
      <style:paragraph-properties fo:margin-left="0.845cm" fo:margin-right="0.691cm" fo:margin-top="0.252cm" fo:margin-bottom="0cm" style:contextual-spacing="false" fo:line-height="144%" fo:text-align="start" style:justify-single-word="false" fo:orphans="0" fo:widows="0" fo:text-indent="-0.635cm" style:auto-text-indent="false" fo:background-color="transparent" fo:padding="0cm" fo:border="none" style:shadow="none" style:join-border="false"/>
      <style:text-properties style:font-name="Calibri1" fo:font-size="12pt" officeooo:paragraph-rsid="000fe332" style:font-size-asian="12pt" style:font-size-complex="12pt"/>
    </style:style>
    <style:style style:name="P42" style:family="paragraph" style:parent-style-name="normal" style:list-style-name="WWNum1">
      <style:paragraph-properties fo:margin-left="1.27cm" fo:text-indent="-0.635cm" style:auto-text-indent="false"/>
      <style:text-properties style:font-name="Calibri1" fo:font-size="12pt" officeooo:paragraph-rsid="000e9001" style:font-size-asian="12pt" style:font-size-complex="12pt"/>
    </style:style>
    <style:style style:name="P43" style:family="paragraph" style:parent-style-name="normal">
      <loext:graphic-properties draw:fill="none" draw:fill-color="#ffffff"/>
      <style:paragraph-properties fo:margin-left="0.21cm" fo:margin-right="0.005cm" fo:margin-top="0cm" fo:margin-bottom="0cm" style:contextual-spacing="false" fo:line-height="150%" fo:text-align="start" style:justify-single-word="false" fo:keep-together="auto" fo:orphans="0" fo:widows="0" fo:text-indent="0.014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Calibri1" fo:font-size="12pt" officeooo:paragraph-rsid="000e9001" style:font-size-asian="12pt" style:font-size-complex="12pt"/>
    </style:style>
    <style:style style:name="P45" style:family="paragraph" style:parent-style-name="normal">
      <style:text-properties style:font-name="Calibri1" fo:font-size="12pt" officeooo:paragraph-rsid="000e9001" style:font-size-asian="12pt" style:font-size-complex="12pt"/>
    </style:style>
    <style:style style:name="P46" style:family="paragraph" style:parent-style-name="normal">
      <style:paragraph-properties fo:orphans="0" fo:widows="0"/>
      <style:text-properties style:font-name="Calibri1" fo:font-size="12pt" officeooo:paragraph-rsid="000e9001" style:font-size-asian="12pt" style:font-size-complex="12pt"/>
    </style:style>
    <style:style style:name="P47" style:family="paragraph" style:parent-style-name="normal" style:list-style-name="WWNum1">
      <style:paragraph-properties fo:margin-left="1.27cm" fo:text-indent="-0.635cm" style:auto-text-indent="false"/>
      <style:text-properties style:font-name="Calibri1" fo:font-size="12pt" officeooo:paragraph-rsid="000e9001" style:font-name-asian="Arial Unicode MS1" style:font-size-asian="12pt" style:font-name-complex="Arial Unicode MS1" style:font-size-complex="12pt"/>
    </style:style>
    <style:style style:name="T1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00000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T3" style:family="text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fo:color="#000000" loext:opacity="100%" style:font-name="Arial" fo:font-size="7pt" style:font-name-asian="Arial1" style:font-size-asian="7pt" style:font-name-complex="Arial1" style:font-size-complex="7pt"/>
    </style:style>
    <style:style style:name="T5" style:family="text">
      <style:text-properties fo:color="#000000" loext:opacity="100%" style:font-name="Arial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6" style:family="text">
      <style:text-properties fo:color="#000000" loext:opacity="100%" style:font-name="Times New Roman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loext:char-shading-value="0" style:font-name-asian="Calibri2" style:font-size-asian="12pt" style:font-style-asian="normal" style:font-weight-asian="bold" style:font-name-complex="Calibri2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background-color="transparent" loext:char-shading-value="0" style:font-name-asian="Calibri2" style:font-size-asian="12pt" style:font-style-asian="normal" style:font-name-complex="Calibri2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background-color="transparent" loext:char-shading-value="0" style:font-name-asian="Calibri2" style:font-size-asian="12pt" style:font-style-asian="normal" style:font-name-complex="Calibri2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Calibri2" style:font-size-asian="12pt" style:font-style-asian="normal" style:font-weight-asian="bold" style:font-name-complex="Calibri2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background-color="transparent" loext:char-shading-value="0" style:font-name-asian="Calibri2" style:font-size-asian="12pt" style:font-style-asian="normal" style:font-name-complex="Calibri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solid" style:text-underline-width="auto" style:text-underline-color="font-color" fo:background-color="transparent" loext:char-shading-value="0" style:font-name-asian="Calibri2" style:font-size-asian="12pt" style:font-style-asian="normal" style:font-name-complex="Calibri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Calibri2" style:font-style-asian="normal" style:font-weight-asian="bold" style:font-name-complex="Calibri2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Calibri2" style:font-style-asian="normal" style:font-name-complex="Calibri2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solid" style:text-underline-width="auto" style:text-underline-color="font-color" fo:background-color="transparent" loext:char-shading-value="0" style:font-name-asian="Calibri2" style:font-style-asian="normal" style:font-name-complex="Calibri2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super 58%" style:font-name="Calibri" fo:font-size="12pt" fo:font-style="normal" style:text-underline-style="none" fo:font-weight="bold" fo:background-color="transparent" loext:char-shading-value="0" style:font-name-asian="Calibri2" style:font-size-asian="12pt" style:font-style-asian="normal" style:font-weight-asian="bold" style:font-name-complex="Calibri2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per 58%" fo:font-size="12pt" fo:font-style="normal" style:text-underline-style="none" fo:font-weight="bold" fo:background-color="transparent" loext:char-shading-value="0" style:font-name-asian="Calibri2" style:font-size-asian="12pt" style:font-style-asian="normal" style:font-weight-asian="bold" style:font-name-complex="Calibri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fo:font-style="normal" style:text-underline-style="none" fo:font-weight="bold" fo:background-color="transparent" loext:char-shading-value="0" style:font-name-asian="Calibri2" style:font-style-asian="normal" style:font-weight-asian="bold" style:font-name-complex="Calibri2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Calibri" fo:font-size="12pt" fo:font-style="normal" style:text-underline-style="none" fo:background-color="transparent" loext:char-shading-value="0" style:font-name-asian="Calibri2" style:font-size-asian="12pt" style:font-style-asian="normal" style:font-name-complex="Calibri2" style:font-size-complex="12pt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fo:font-size="12pt" fo:font-style="normal" style:text-underline-style="none" fo:background-color="transparent" loext:char-shading-value="0" style:font-name-asian="Calibri2" style:font-size-asian="12pt" style:font-style-asian="normal" style:font-name-complex="Calibri2" style:font-size-complex="12pt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fo:font-style="normal" style:text-underline-style="none" fo:background-color="transparent" loext:char-shading-value="0" style:font-name-asian="Calibri2" style:font-style-asian="normal" style:font-name-complex="Calibri2"/>
    </style:style>
    <style:style style:name="T22" style:family="text">
      <style:text-properties style:font-name="Calibri" fo:font-size="12pt" style:font-name-asian="Calibri2" style:font-size-asian="12pt" style:font-name-complex="Calibri2" style:font-size-complex="12pt"/>
    </style:style>
    <style:style style:name="T23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24" style:family="text">
      <style:text-properties fo:color="#0000ff" loext:opacity="100%" style:font-name="Calibri" fo:font-size="12pt" style:font-name-asian="Calibri2" style:font-size-asian="12pt" style:font-name-complex="Calibri2" style:font-size-complex="12pt"/>
    </style:style>
    <style:style style:name="T25" style:family="text">
      <style:text-properties fo:color="#0000ff" loext:opacity="100%" fo:font-size="12pt" style:font-name-asian="Calibri2" style:font-size-asian="12pt" style:font-name-complex="Calibri2" style:font-size-complex="12pt"/>
    </style:style>
    <style:style style:name="T26" style:family="text">
      <style:text-properties fo:color="#0000ff" loext:opacity="100%" style:font-name-asian="Calibri2" style:font-name-complex="Calibri2"/>
    </style:style>
    <style:style style:name="T27" style:family="text">
      <style:text-properties style:font-name="Arial Unicode MS" style:font-name-asian="Arial Unicode MS1" style:font-name-complex="Arial Unicode MS1"/>
    </style:style>
    <style:style style:name="T28" style:family="text">
      <style:text-properties style:font-name="Arial Unicode MS" fo:font-size="9pt" style:font-name-asian="Arial Unicode MS1" style:font-size-asian="9pt" style:font-name-complex="Arial Unicode MS1" style:font-size-complex="9pt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ize="9pt" style:font-size-asian="9pt" style:font-size-complex="9pt"/>
    </style:style>
    <style:style style:name="T31" style:family="text">
      <style:text-properties style:text-position="super 58%" fo:font-size="9pt" style:font-size-asian="9pt" style:font-size-complex="9pt"/>
    </style:style>
    <style:style style:name="T32" style:family="text">
      <style:text-properties officeooo:rsid="000fe332"/>
    </style:style>
    <style:style style:name="T33" style:family="text">
      <style:text-properties fo:font-size="12pt" style:font-name-asian="Calibri2" style:font-size-asian="12pt" style:font-name-complex="Calibri2" style:font-size-complex="12pt"/>
    </style:style>
    <style:style style:name="T34" style:family="text">
      <style:text-properties fo:font-size="12pt" fo:font-weight="bold" style:font-name-asian="Calibri2" style:font-size-asian="12pt" style:font-weight-asian="bold" style:font-name-complex="Calibri2" style:font-size-complex="12pt"/>
    </style:style>
    <style:style style:name="T35" style:family="text">
      <style:text-properties style:font-name-asian="Calibri2" style:font-name-complex="Calibri2"/>
    </style:style>
    <style:style style:name="T36" style:family="text">
      <style:text-properties fo:font-weight="bold" style:font-name-asian="Calibri2" style:font-weight-asian="bold" style:font-name-complex="Calibri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3">BINARIO Y DECIMAL: CONVERSIÓN </text:span></text:p>
      <text:p text:style-name="P37"><text:span text:style-name="T14">En el Sistema Decimal podemos escribir números como 451, 672, 30, etc. Es decir, <text:s/>podemos formar cualquier combinación de los dígitos del 0 al 9 (cifras). En Sistema Binario podemos escribir números como 01100111, 1110, 011, 1, etc. Es <text:s/>decir</text:span><text:span text:style-name="T35"> </text:span><text:span text:style-name="T14">podemos formar cualquier combinación de los dígitos 0 y 1 (bits). <text:s/>Cada número en</text:span><text:span text:style-name="T35"> </text:span><text:span text:style-name="T14">Sistema Decimal tiene su equivalente en Sistema Binario, y viceversa. <text:s/>Pero…¿Cómo se convierten los números de </text:span><text:span text:style-name="T15">Sistema Binario a Sistema Decimal?</text:span><text:span text:style-name="T14"> </text:span></text:p>
      <text:p text:style-name="P38"><text:span text:style-name="T14">Observa el siguiente ejemplo y contesta a los ejercicios que se te proponen a <text:s/>continuación. <text:s/></text:span></text:p>
      <text:p text:style-name="P25"><text:span text:style-name="T14">Vamos a convertir el número 11001011 a Sistema decimal: </text:span></text:p>
      <text:p text:style-name="P13"/>
      <text:p text:style-name="P32"><text:span text:style-name="T14">PASO 1 – Numeramos los bits de derecha a izquierda comenzando desde el 0. <text:s/></text:span></text:p>
      <text:p text:style-name="P32"><text:span text:style-name="T14">PASO 2 – A cada bit le hacemos corresponder una potencia de base 2 y exponente igual al número de bit.</text:span></text:p>
      <text:p text:style-name="P32"><text:span text:style-name="T14">PASO 3 – Por último se suman todas las potencias. </text:span></text:p>
      <text:p text:style-name="P26"><text:span text:style-name="T13"><text:s text:c="2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B"/>
        <table:table-column table:style-name="Tabla2.I"/>
        <table:table-row table:style-name="Tabla2.1">
          <table:table-cell table:style-name="Tabla2.A1" office:value-type="string">
            <text:p text:style-name="P35"><text:span text:style-name="T36">7</text:span></text:p>
          </table:table-cell>
          <table:table-cell table:style-name="Tabla2.A1" office:value-type="string">
            <text:p text:style-name="P35"><text:span text:style-name="T36">6</text:span></text:p>
          </table:table-cell>
          <table:table-cell table:style-name="Tabla2.A1" office:value-type="string">
            <text:p text:style-name="P35"><text:span text:style-name="T36">5</text:span></text:p>
          </table:table-cell>
          <table:table-cell table:style-name="Tabla2.A1" office:value-type="string">
            <text:p text:style-name="P35"><text:span text:style-name="T36">4</text:span></text:p>
          </table:table-cell>
          <table:table-cell table:style-name="Tabla2.A1" office:value-type="string">
            <text:p text:style-name="P35"><text:span text:style-name="T36">3</text:span></text:p>
          </table:table-cell>
          <table:table-cell table:style-name="Tabla2.A1" office:value-type="string">
            <text:p text:style-name="P35"><text:span text:style-name="T36">2</text:span></text:p>
          </table:table-cell>
          <table:table-cell table:style-name="Tabla2.A1" office:value-type="string">
            <text:p text:style-name="P35"><text:span text:style-name="T36">1</text:span></text:p>
          </table:table-cell>
          <table:table-cell table:style-name="Tabla2.A1" office:value-type="string">
            <text:p text:style-name="P35"><text:span text:style-name="T36">0</text:span></text:p>
          </table:table-cell>
          <table:table-cell table:style-name="Tabla2.A1" office:value-type="string">
            <text:p text:style-name="P35"><text:span text:style-name="T36">Exponentes</text:span></text:p>
          </table:table-cell>
        </table:table-row>
        <table:table-row table:style-name="Tabla2.1">
          <table:table-cell table:style-name="Tabla2.A1" office:value-type="string">
            <text:p text:style-name="P35"><text:span text:style-name="T13">1 </text:span></text:p>
          </table:table-cell>
          <table:table-cell table:style-name="Tabla2.A1" office:value-type="string">
            <text:p text:style-name="P35"><text:span text:style-name="T13">1 </text:span></text:p>
          </table:table-cell>
          <table:table-cell table:style-name="Tabla2.A1" office:value-type="string">
            <text:p text:style-name="P35"><text:span text:style-name="T13">0 </text:span></text:p>
          </table:table-cell>
          <table:table-cell table:style-name="Tabla2.A1" office:value-type="string">
            <text:p text:style-name="P35"><text:span text:style-name="T13">0 </text:span></text:p>
          </table:table-cell>
          <table:table-cell table:style-name="Tabla2.A1" office:value-type="string">
            <text:p text:style-name="P35"><text:span text:style-name="T13">1 </text:span></text:p>
          </table:table-cell>
          <table:table-cell table:style-name="Tabla2.A1" office:value-type="string">
            <text:p text:style-name="P35"><text:span text:style-name="T13">0 </text:span></text:p>
          </table:table-cell>
          <table:table-cell table:style-name="Tabla2.A1" office:value-type="string">
            <text:p text:style-name="P35"><text:span text:style-name="T36">1</text:span></text:p>
          </table:table-cell>
          <table:table-cell table:style-name="Tabla2.A1" office:value-type="string">
            <text:p text:style-name="P35"><text:span text:style-name="T13">1 </text:span></text:p>
          </table:table-cell>
          <table:table-cell table:style-name="Tabla2.A1" office:value-type="string">
            <text:p text:style-name="P10"/>
          </table:table-cell>
        </table:table-row>
      </table:table>
      <text:p text:style-name="P11"/>
      <text:p text:style-name="P26"><text:span text:style-name="T13"><text:s text:c="2"/></text:span></text:p>
      <text:p text:style-name="P27"><text:span text:style-name="T13">1 . 2</text:span><text:span text:style-name="T18">7</text:span><text:span text:style-name="T13">+ 1 . 2</text:span><text:span text:style-name="T18">6</text:span><text:span text:style-name="T13">+ 0 . 2</text:span><text:span text:style-name="T18">5</text:span><text:span text:style-name="T13">+ 0 . 2</text:span><text:span text:style-name="T18">4</text:span><text:span text:style-name="T13">+ 1 . 2</text:span><text:span text:style-name="T18">3</text:span><text:span text:style-name="T13">+ 0 . 2</text:span><text:span text:style-name="T18">2 </text:span><text:span text:style-name="T13">+ 1 . 2</text:span><text:span text:style-name="T18">1</text:span><text:span text:style-name="T13">+ 1 . 2</text:span><text:span text:style-name="T18">0 </text:span><text:span text:style-name="T13">= 128 + 64 + 8 + 2 + 1 =203 </text:span></text:p>
      <text:p text:style-name="P28"><text:span text:style-name="T14">EJERCICIO </text:span></text:p>
      <text:p text:style-name="P39"><text:span text:style-name="T21">1) Convierte de Sistema Binario a Decimal los siguiente</text:span><text:span text:style-name="T26">s </text:span><text:span text:style-name="T21">números: </text:span></text:p>
      <text:list text:style-name="WWNum1">
        <text:list-item>
          <text:p text:style-name="P47">0 </text:p>
        </text:list-item>
        <text:list-item>
          <text:p text:style-name="P47">10</text:p>
        </text:list-item>
        <text:list-item>
          <text:p text:style-name="P47">1</text:p>
        </text:list-item>
        <text:list-item>
          <text:p text:style-name="P47">1110</text:p>
        </text:list-item>
        <text:list-item>
          <text:p text:style-name="P42"><text:span text:style-name="T29">10011110</text:span></text:p>
        </text:list-item>
        <text:list-item>
          <text:p text:style-name="P42"><text:span text:style-name="T29">00010001</text:span></text:p>
        </text:list-item>
        <text:list-item>
          <text:p text:style-name="P42"><text:soft-page-break/><text:span text:style-name="T29">00100110</text:span></text:p>
        </text:list-item>
        <text:list-item>
          <text:p text:style-name="P42"><text:span text:style-name="T29">111011101110</text:span></text:p>
        </text:list-item>
        <text:list-item>
          <text:p text:style-name="P42"><text:span text:style-name="T29">10110110</text:span></text:p>
        </text:list-item>
      </text:list>
      <text:p text:style-name="P15"/>
      <text:p text:style-name="P43"><text:span text:style-name="T36">¿Cómo se convierten los números de Sistema Decimal a Sistema Binario? <text:s/></text:span></text:p>
      <text:p text:style-name="P43"><text:span text:style-name="T35">Observa el siguiente ejemplo y contesta a los ejercicios que se te proponen a <text:s/>continuación. <text:s/></text:span></text:p>
      <text:p text:style-name="P43"><text:span text:style-name="T35">Vamos a convertir el número 45 a Sistema Binario: <text:s/></text:span></text:p>
      <text:p text:style-name="P43"><text:span text:style-name="T35">PASO 1 – Dividimos 45 entre 2 sucesivamente, sin sacar decimales, hasta obtener un <text:s/>cociente igual a 1. <text:s/></text:span></text:p>
      <text:p text:style-name="P43"><text:span text:style-name="T35">PASO 2 – Leemos el último cociente y todos los restos en sentido contrario a cómo han <text:s/>ido apareciendo. <text:s/></text:span></text:p>
      <text:p text:style-name="P43"><text:span text:style-name="T35">PASO 3 – En caso de que nos pidan el resultado dentro de un byte rellenamos con ceros <text:s/>por delante hasta completar los ocho bits. </text:span>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column table:style-name="Tabla3.C"/>
        <table:table-column table:style-name="Tabla3.F"/>
        <table:table-column table:style-name="Tabla3.A"/>
        <table:table-column table:style-name="Tabla3.C"/>
        <table:table-row table:style-name="Tabla3.1">
          <table:table-cell table:style-name="Tabla3.A1" office:value-type="string">
            <text:p text:style-name="P35"><text:span text:style-name="T13">0 </text:span></text:p>
          </table:table-cell>
          <table:table-cell table:style-name="Tabla3.A1" office:value-type="string">
            <text:p text:style-name="P35"><text:span text:style-name="T13">0 </text:span></text:p>
          </table:table-cell>
          <table:table-cell table:style-name="Tabla3.A1" office:value-type="string">
            <text:p text:style-name="P35"><text:span text:style-name="T13">1 </text:span></text:p>
          </table:table-cell>
          <table:table-cell table:style-name="Tabla3.A1" office:value-type="string">
            <text:p text:style-name="P35"><text:span text:style-name="T13">0 </text:span></text:p>
          </table:table-cell>
          <table:table-cell table:style-name="Tabla3.A1" office:value-type="string">
            <text:p text:style-name="P35"><text:span text:style-name="T13">1 </text:span></text:p>
          </table:table-cell>
          <table:table-cell table:style-name="Tabla3.A1" office:value-type="string">
            <text:p text:style-name="P35"><text:span text:style-name="T13">1 </text:span></text:p>
          </table:table-cell>
          <table:table-cell table:style-name="Tabla3.A1" office:value-type="string">
            <text:p text:style-name="P35"><text:span text:style-name="T13">0 </text:span></text:p>
          </table:table-cell>
          <table:table-cell table:style-name="Tabla3.A1" office:value-type="string">
            <text:p text:style-name="P35"><text:span text:style-name="T13">1</text:span></text:p>
          </table:table-cell>
        </table:table-row>
      </table:table>
      <text:p text:style-name="P11"/>
      <text:p text:style-name="P39"><text:span text:style-name="T21">2) Convierte de sistema decimal a sistema binario los siguientes números: </text:span></text:p>
      <text:list text:style-name="WWNum2">
        <text:list-item>
          <text:p text:style-name="P17">32 </text:p>
        </text:list-item>
        <text:list-item>
          <text:p text:style-name="P36"><text:span text:style-name="T35">1 </text:span></text:p>
        </text:list-item>
        <text:list-item>
          <text:p text:style-name="P36"><text:span text:style-name="T35">0 </text:span></text:p>
        </text:list-item>
        <text:list-item>
          <text:p text:style-name="P36"><text:span text:style-name="T35">19</text:span></text:p>
        </text:list-item>
        <text:list-item>
          <text:p text:style-name="P18">147 </text:p>
        </text:list-item>
        <text:list-item>
          <text:p text:style-name="P18">43 </text:p>
        </text:list-item>
        <text:list-item>
          <text:p text:style-name="P18">80 </text:p>
        </text:list-item>
        <text:list-item>
          <text:p text:style-name="P18">7512 </text:p>
        </text:list-item>
        <text:list-item>
          <text:p text:style-name="P18">145 </text:p>
        </text:list-item>
      </text:list>
      <text:p text:style-name="P14"/>
      <text:p text:style-name="P33"><text:span text:style-name="T36">¿Cómo se convierten las letras o las palabras a Sistema Binario y viceversa? <text:s/></text:span></text:p>
      <text:p text:style-name="P16"/>
      <text:p text:style-name="P33"><text:span text:style-name="T35">Para ello se utiliza la tabla de Código ASCII <text:s/></text:span></text:p>
      <text:p text:style-name="P16"/>
      <text:p text:style-name="P33"><text:span text:style-name="T35">CONVERSIÓN DE TEXTO A BINARIO <text:s/></text:span></text:p>
      <text:p text:style-name="P16"/>
      <text:p text:style-name="P33"><text:soft-page-break/><text:span text:style-name="T35">PASO 1 – Buscamos el número decimal que corresponde a cada letra (cuidado con las <text:s/>minúsculas y mayúsculas). <text:s/></text:span></text:p>
      <text:p text:style-name="P16"/>
      <text:p text:style-name="P33"><text:span text:style-name="T35">PASO 2 – Convertimos ese número decimal a binario. <text:s/></text:span></text:p>
      <text:p text:style-name="P16"/>
      <text:p text:style-name="P33"><text:span text:style-name="T35">CONVERSIÓN DE BINARIO A TEXTO <text:s/></text:span></text:p>
      <text:p text:style-name="P33"><text:span text:style-name="T35">PASO 1 – Convertimos ese número binario a decimal. <text:s/></text:span></text:p>
      <text:p text:style-name="P16"/>
      <text:p text:style-name="P33"><text:span text:style-name="T35">PASO 2 – Buscamos el número decimal que corresponde a cada letra (cuidado con las <text:s/>minúsculas y mayúsculas). <text:s/></text:span></text:p>
      <text:p text:style-name="P24"><text:span text:style-name="T14">EJERCICIO </text:span></text:p>
      <text:p text:style-name="P40"><text:span text:style-name="T21">3) Convierte a sistema Binario utilizando la Tabla de Código ASCII las siguientes </text:span><text:span text:style-name="T14">palabras: </text:span></text:p>
      <text:p text:style-name="P41"><text:span text:style-name="T14">a) PISTA <text:s/></text:span></text:p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A"/>
        <table:table-column table:style-name="Tabla4.C"/>
        <table:table-column table:style-name="Tabla4.D"/>
        <table:table-column table:style-name="Tabla4.H"/>
        <table:table-row table:style-name="Tabla4.1">
          <table:table-cell table:style-name="Tabla4.A1" table:number-columns-spanned="8" office:value-type="string">
            <text:p text:style-name="P35"><text:span text:style-name="T14">Introduce aquí la respue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  <table:table-row table:style-name="Tabla4.6"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12"/>
          </table:table-cell>
        </table:table-row>
      </table:table>
      <text:p text:style-name="P11"/>
      <text:p text:style-name="P11"/>
      <text:p text:style-name="P29"><text:span text:style-name="T14">b) FIN </text:span></text:p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A"/>
        <table:table-column table:style-name="Tabla5.C"/>
        <table:table-column table:style-name="Tabla5.D"/>
        <table:table-column table:style-name="Tabla5.H"/>
        <table:table-row table:style-name="Tabla5.1">
          <table:table-cell table:style-name="Tabla5.A1" table:number-columns-spanned="8" office:value-type="string">
            <text:p text:style-name="P35"><text:span text:style-name="T14">Introduce aquí la respue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</table:table-row>
        <table:table-row table:style-name="Tabla5.2"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</table:table-row>
        <table:table-row table:style-name="Tabla5.1"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</table:table-row>
      </table:table>
      <text:p text:style-name="P11"/>
      <text:p text:style-name="P11"/>
      <text:p text:style-name="P30"><text:soft-page-break/><text:span text:style-name="T14">c) Convierte a texto los siguientes bytes:</text:span></text:p>
      <text:p text:style-name="P34"><text:span text:style-name="T14"/></text:p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column table:style-name="Tabla6.A"/>
        <table:table-column table:style-name="Tabla6.C"/>
        <table:table-column table:style-name="Tabla6.D"/>
        <table:table-column table:style-name="Tabla6.H"/>
        <table:table-row table:style-name="Tabla6.1">
          <table:table-cell table:style-name="Tabla6.A1" table:number-columns-spanned="8" office:value-type="string">
            <text:p text:style-name="P35"><text:span text:style-name="T14">Bytes que forman la palab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0</text:span></text:p>
          </table:table-cell>
        </table:table-row>
        <table:table-row table:style-name="Tabla6.2"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1"><text:span text:style-name="T14">1</text:span></text:p>
          </table:table-cell>
        </table:table-row>
        <table:table-row table:style-name="Tabla6.4"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1"><text:span text:style-name="T14">1</text:span></text:p>
          </table:table-cell>
        </table:table-row>
        <table:table-row table:style-name="Tabla6.2"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</text:span></text:p>
          </table:table-cell>
        </table:table-row>
        <table:table-row table:style-name="Tabla6.4"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5"><text:span text:style-name="T14">1 </text:span></text:p>
          </table:table-cell>
          <table:table-cell table:style-name="Tabla6.A1" office:value-type="string">
            <text:p text:style-name="P35"><text:span text:style-name="T14">0 </text:span></text:p>
          </table:table-cell>
          <table:table-cell table:style-name="Tabla6.A1" office:value-type="string">
            <text:p text:style-name="P31"><text:span text:style-name="T14">1</text:span></text:p>
          </table:table-cell>
        </table:table-row>
      </table:table>
      <text:p text:style-name="P20"/>
      <text:p text:style-name="P44"><text:span text:style-name="T35">Ejercicio</text:span></text:p>
      <text:p text:style-name="P20"/>
      <text:p text:style-name="P44"><text:span text:style-name="T26">4) Realiza la siguientes sumas:</text:span></text:p>
      <text:p text:style-name="P20"/>
      <text:p text:style-name="P45"><text:span text:style-name="T32">(</text:span>a) 111011 + 110</text:p>
      <text:p text:style-name="P45">(b) 111110111 + 111001</text:p>
      <text:p text:style-name="P45">(c) 10111 + 11011 + 10111</text:p>
      <text:p text:style-name="P45"/>
      <text:p text:style-name="P46"><text:span text:style-name="T26">5) Convierte a binario y realiza la siguientes restas:</text:span></text:p>
      <text:p text:style-name="P22"/>
      <text:p text:style-name="P45"><text:span text:style-name="T32">(</text:span>a) 17 - 10</text:p>
      <text:p text:style-name="P45">(b) 217 - 171</text:p>
      <text:p text:style-name="P45"/>
      <text:p text:style-name="P45"/>
      <text:p text:style-name="P45"/>
      <text:p text:style-name="P45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2" style:font-size-asian="10pt" style:language-asian="ja" style:country-asian="JP" style:font-name-complex="Calibri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Calibri2" style:font-size-asian="10pt" style:language-asian="ja" style:country-asian="JP" style:font-name-complex="Calibri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s" fo:country="ES" style:letter-kerning="false" style:font-name-asian="Calibri2" style:font-family-asian="Calibri" style:font-family-generic-asian="system" style:font-pitch-asian="variable" style:font-size-asian="10pt" style:language-asian="ja" style:country-asian="JP" style:font-name-complex="Calibri2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0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0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line-height="115%" fo:keep-together="always" fo:orphans="2" fo:widows="2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orphans="2" fo:widows="2" fo:keep-with-next="always"/>
      <style:text-properties fo:color="#000000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orphans="2" fo:widows="2" fo:keep-with-next="always"/>
      <style:text-properties fo:color="#000000" loext:opacity="100%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01cm" fo:line-height="150%" fo:orphans="2" fo:widows="2" fo:text-indent="-0.25cm" style:auto-text-indent="false" fo:keep-with-next="always">
        <style:tab-stops>
          <style:tab-stop style:position="5.08cm"/>
        </style:tab-stops>
      </style:paragraph-properties>
      <style:text-properties fo:color="#000000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orphans="2" fo:widows="2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line-height="150%" fo:orphans="2" fo:widows="2" fo:keep-with-next="always"/>
      <style:text-properties fo:color="#00000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orphans="2" fo:widows="2" fo:keep-with-next="always"/>
      <style:text-properties fo:color="#000000" loext:opacity="100%" fo:font-size="36pt" fo:font-weight="bold" style:font-size-asian="36pt" style:font-weight-asian="bold" style:font-size-complex="36pt"/>
    </style:style>
    <style:style style:name="Normal0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s" fo:country="ES" style:letter-kerning="false" style:font-name-asian="Calibri2" style:font-family-asian="Calibri" style:font-family-generic-asian="system" style:font-pitch-asian="variable" style:font-size-asian="10pt" style:language-asian="ja" style:country-asian="JP" style:font-name-complex="Calibri2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0" style:display-name="heading 10" style:family="paragraph" style:parent-style-name="LO-normal" style:next-style-name="Normal0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0" style:display-name="heading 20" style:family="paragraph" style:parent-style-name="LO-normal" style:next-style-name="Normal0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0" style:display-name="heading 30" style:family="paragraph" style:parent-style-name="LO-normal" style:next-style-name="Normal0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0" style:display-name="heading 40" style:family="paragraph" style:parent-style-name="LO-normal" style:next-style-name="Normal0">
      <style:paragraph-properties fo:margin-left="1.501cm" fo:line-height="150%" fo:text-indent="-0.25cm" style:auto-text-indent="false" fo:keep-with-next="always">
        <style:tab-stops>
          <style:tab-stop style:position="5.08cm"/>
        </style:tab-stops>
      </style:paragraph-properties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heading_20_50" style:display-name="heading 50" style:family="paragraph" style:parent-style-name="LO-normal" style:next-style-name="Normal0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0" style:display-name="heading 60" style:family="paragraph" style:parent-style-name="LO-normal" style:next-style-name="Normal0">
      <style:paragraph-properties fo:line-height="150%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itle0" style:family="paragraph" style:parent-style-name="LO-normal" style:next-style-name="Text_20_body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Descripción1" style:family="paragraph" style:parent-style-name="Normal0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O-normal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s" fo:country="ES" style:letter-kerning="false" style:font-name-asian="Calibri2" style:font-family-asian="Calibri" style:font-family-generic-asian="system" style:font-pitch-asian="variable" style:font-size-asian="10pt" style:language-asian="ja" style:country-asian="JP" style:font-name-complex="Calibri2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LO-normal" style:next-style-name="Normal0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Encabezado1" style:family="paragraph" style:parent-style-name="Normal0"/>
    <style:style style:name="Pie_20_de_20_página1" style:display-name="Pie de página1" style:family="paragraph" style:parent-style-name="Normal0"/>
    <style:style style:name="Balloon_20_Text" style:display-name="Balloon Text" style:family="paragraph" style:parent-style-name="Normal0" loext:linked-style-name="Texto_20_de_20_globo_20_Car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Subtitle0" style:family="paragraph" style:parent-style-name="Normal0" style:next-style-name="Normal0">
      <style:paragraph-properties fo:margin-top="0.635cm" fo:margin-bottom="0.141cm" style:contextual-spacing="false" fo:keep-together="always" fo:orphans="2" fo:widows="2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5.928cm" fo:margin-left="-0.191cm" fo:margin-top="0cm" fo:margin-bottom="0cm" table:align="left" style:writing-mode="page"/>
    </style:style>
    <style:style style:name="Tabla1.A" style:family="table-column">
      <style:table-column-properties style:column-width="4.71cm"/>
    </style:style>
    <style:style style:name="Tabla1.B" style:family="table-column">
      <style:table-column-properties style:column-width="5.794cm"/>
    </style:style>
    <style:style style:name="Tabla1.C" style:family="table-column">
      <style:table-column-properties style:column-width="5.424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Normal0">
      <style:paragraph-properties fo:line-height="115%"/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MP2" style:family="paragraph" style:parent-style-name="Normal0">
      <style:paragraph-properties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Normal0">
      <style:paragraph-properties fo:margin-left="0.06cm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MP4" style:family="paragraph" style:parent-style-name="Normal0">
      <style:paragraph-properties fo:margin-left="0.06cm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Normal0">
      <style:paragraph-properties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Normal0">
      <style:paragraph-properties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Times New Roman" style:font-name-asian="Times New Roman1" style:font-name-complex="Times New Roman1"/>
    </style:style>
    <style:style style:name="MP7" style:family="paragraph" style:parent-style-name="Normal0">
      <style:paragraph-properties fo:text-align="end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Times New Roman" style:font-name-asian="Times New Roman1" style:font-name-complex="Times New Roman1"/>
    </style:style>
    <style:style style:name="MT1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MT2" style:family="text">
      <style:text-properties fo:color="#000000" loext:opacity="100%" style:font-name="Times New Roman" style:font-name-asian="Times New Roman1" style:font-name-complex="Times New Roman1"/>
    </style:style>
    <style:style style:name="MT3" style:family="text">
      <style:text-properties fo:color="#000000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MT4" style:family="text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MT5" style:family="text">
      <style:text-properties fo:color="#000000" loext:opacity="100%" style:font-name="Arial" fo:font-size="7pt" style:font-name-asian="Arial1" style:font-size-asian="7pt" style:font-name-complex="Arial1" style:font-size-complex="7pt"/>
    </style:style>
    <style:style style:name="MT6" style:family="text">
      <style:text-properties fo:color="#000000" loext:opacity="100%" style:font-name="Arial" fo:font-size="7pt" fo:font-weight="bold" style:font-name-asian="Arial1" style:font-size-asian="7pt" style:font-weight-asian="bold" style:font-name-complex="Arial1" style:font-size-complex="7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49cm" fo:margin-bottom="0.67cm" fo:margin-left="3cm" fo:margin-right="2.76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 loext:marker-style-name="MT2"><draw:frame draw:style-name="Mfr1" draw:name="image2.jpg" text:anchor-type="as-char" svg:width="3.833cm" svg:height="1.776cm" draw:z-index="3"><draw:image xlink:href="Pictures/100000000000014A000000999545EF0C856A1DAB.jpg" xlink:type="simple" xlink:show="embed" xlink:actuate="onLoad" draw:mime-type="image/jpeg"/></draw:frame></text:p>
            </table:table-cell>
            <table:table-cell table:style-name="Tabla1.A1" office:value-type="string">
              <text:p text:style-name="MP3" loext:marker-style-name="MT3"/>
              <text:p text:style-name="MP4" loext:marker-style-name="MT4"><text:span text:style-name="MT4">IES HENRI MATISSE</text:span><text:span text:style-name="MT4"/></text:p>
              <text:p text:style-name="MP4" loext:marker-style-name="MT5"><text:span text:style-name="MT5">C/ Enric Valor s/n - 46980 Paterna </text:span><text:span text:style-name="MT5"/></text:p>
              <text:p text:style-name="MP4" loext:marker-style-name="MT5"><text:span text:style-name="MT5">Telf.961206280- Fax.961206281 </text:span><text:span text:style-name="MT5"/></text:p>
              <text:p text:style-name="MP4"><text:a xlink:type="simple" xlink:href="mailto:46022622centres@edu.gva.es" text:style-name="Internet_20_link" text:visited-style-name="Visited_20_Internet_20_Link"><text:span text:style-name="MT5">46022622@gva.es</text:span></text:a></text:p>
              <text:p text:style-name="MP4" loext:marker-style-name="MT6"><text:span text:style-name="MT6">www.ieshenrimatisse.es</text:span><text:span text:style-name="MT6"/></text:p>
            </table:table-cell>
            <table:table-cell table:style-name="Tabla1.A1" office:value-type="string">
              <text:p text:style-name="MP5" loext:marker-style-name="MT6"><draw:frame draw:style-name="Mfr2" draw:name="image1.png" text:anchor-type="as-char" svg:width="4.038cm" svg:height="0.871cm" draw:z-index="7"><draw:image xlink:href="Pictures/10000000000001D80000006626D6FDEEFEDE6A32.png" xlink:type="simple" xlink:show="embed" xlink:actuate="onLoad" draw:mime-type="image/png"/></draw:frame></text:p>
              <text:p text:style-name="MP4"/>
              <text:p text:style-name="MP2"><draw:frame draw:style-name="Mfr2" draw:name="Imagen1" text:anchor-type="as-char" svg:width="5.027cm" svg:height="1.217cm" draw:z-index="11"><draw:image xlink:href="Pictures/100000000000012900000048D51CFB59D5218205.png" xlink:type="simple" xlink:show="embed" xlink:actuate="onLoad" draw:mime-type="image/png"/></draw:frame></text:p>
            </table:table-cell>
          </table:table-row>
        </table:table>
        <text:p text:style-name="MP6" loext:marker-style-name="MT2"/>
        <text:p text:style-name="MP6" loext:marker-style-name="MT2"/>
      </style:header>
      <style:footer>
        <text:p text:style-name="MP7" loext:marker-style-name="MT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2:55:00</meta:creation-date>
    <dc:language>es-ES</dc:language>
    <dc:date>2025-09-15T06:20:56.324000000</dc:date>
    <meta:editing-cycles>6</meta:editing-cycles>
    <meta:editing-duration>PT6M27S</meta:editing-duration>
    <meta:generator>LibreOffice/7.6.2.1$Windows_X86_64 LibreOffice_project/56f7684011345957bbf33a7ee678afaf4d2ba333</meta:generator>
    <meta:document-statistic meta:table-count="6" meta:image-count="3" meta:object-count="0" meta:page-count="4" meta:paragraph-count="134" meta:word-count="570" meta:character-count="2973" meta:non-whitespace-character-count="2421"/>
    <meta:user-defined meta:name="AppVersion">15.0000</meta:user-defined>
    <meta:user-defined meta:name="ContentTypeId">0x010100C06E1FF6F06C77429883FDE6BD90CAA8</meta:user-defined>
    <meta:user-defined meta:name="MediaServiceImageTags"/>
    <meta:template xlink:type="simple" xlink:actuate="onRequest" xlink:title="Normal.dotm" xlink:href=""/>
  </office:meta>
</office:document-meta>
</file>